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officeooo:rsid="0006933f" officeooo:paragraph-rsid="0006933f"/>
    </style:style>
    <style:style style:name="P2" style:family="paragraph" style:parent-style-name="Text_20_body">
      <style:paragraph-properties fo:line-height="100%"/>
      <style:text-properties officeooo:paragraph-rsid="00048d64"/>
    </style:style>
    <style:style style:name="P3" style:family="paragraph" style:parent-style-name="Text_20_body">
      <style:paragraph-properties fo:line-height="100%"/>
      <style:text-properties officeooo:rsid="0006eec0" officeooo:paragraph-rsid="0006eec0"/>
    </style:style>
    <style:style style:name="P4" style:family="paragraph" style:parent-style-name="Text_20_body">
      <style:paragraph-properties fo:line-height="100%"/>
      <style:text-properties officeooo:rsid="000733d1" officeooo:paragraph-rsid="000733d1"/>
    </style:style>
    <style:style style:name="P5" style:family="paragraph" style:parent-style-name="Text_20_body">
      <style:paragraph-properties fo:line-height="100%"/>
      <style:text-properties officeooo:rsid="000adf05" officeooo:paragraph-rsid="000adf05"/>
    </style:style>
    <style:style style:name="P6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48d64" officeooo:paragraph-rsid="00048d64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8d64" style:text-blinking="false" fo:background-color="transparent"/>
    </style:style>
    <style:style style:name="T1" style:family="text">
      <style:text-properties officeooo:rsid="0006eec0"/>
    </style:style>
    <style:style style:name="T2" style:family="text">
      <style:text-properties officeooo:rsid="000a5fa4"/>
    </style:style>
    <style:style style:name="T3" style:family="text">
      <style:text-properties officeooo:rsid="000aefe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ser storie<text:span text:style-name="T2">s</text:span></text:p>
      <text:p text:style-name="P2"/>
      <text:p text:style-name="P1">Als Programmierer benötige ich ein gepflegtes Lastenheft um einen Überblick über die offenen Punkte zu erhalten.</text:p>
      <text:p text:style-name="P1">Als Auftraggeber benötige ich Meilensteine um das Projekt besser nachvollziehen zu können.</text:p>
      <text:p text:style-name="P1">Als Manager möchte ich eine Auswertungsmöglichkeit um Statistiken zu erstellen.</text:p>
      <text:p text:style-name="P1">Als Manager möchte ich eine Auswertungsmöglichkeit um Steuern <text:span text:style-name="T1">zu errechnen.</text:span></text:p>
      <text:p text:style-name="P3">Als Unternehmer möchte ich eine Möglichkeit haben um die Parktickets rabattieren zu können.</text:p>
      <text:p text:style-name="P3">Als Schrankenwärter benötige ich eine Anzeige über freie Parkplätze um zu wissen ob Autos noch reinfahren dürfen.</text:p>
      <text:p text:style-name="P3">Als Einweiser benötige ich <text:s/>einen Lageplan um die Autos einzuweisen.</text:p>
      <text:p text:style-name="P4">Als Kassierer benötige ich Informationen über die Parkgebühren um diese einzusammeln.</text:p>
      <text:p text:style-name="P4">Als Schrankenwärter benötige ich ein Informationssystem um zu wissen ob Autos rausfahren dürfen.</text:p>
      <text:p text:style-name="P4">Als Kunde <text:span text:style-name="T3">benötige ich eine Anzeige um zu</text:span> wissen ob freie Parkplätze vorhanden sind.</text:p>
      <text:p text:style-name="P5">Als Kunde <text:span text:style-name="T3">benötige ich eine Preistabelle um zu</text:span> wissen wie viel mich das Parken pro Stunde koste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5:35:27.501264046</meta:creation-date>
    <dc:date>2017-10-26T16:46:21.575680414</dc:date>
    <meta:editing-duration>PT7M4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2" meta:word-count="145" meta:character-count="1002" meta:non-whitespace-character-count="868"/>
  </office:meta>
</office:document-meta>
</file>